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man was zeer bedreven in CAD engineering. Hij werd beschouwd als een van de beste ingenieurs op zijn gebied.</text:p>
      <text:p text:style-name="P1">De vrouw was zeer bedreven in CAD engineering. Ze werd beschouwd als een van de beste ingenieurs in haar vakgebied.</text:p>
      <text:p text:style-name="Standard"/>
      <text:p text:style-name="P1">Mijn moeder heeft de hele dag gekookt voor Thanksgiving</text:p>
      <text:p text:style-name="P1">Mijn vader was de hele dag aan het koken voor Thanksgiving.</text:p>
      <text:p text:style-name="Standard"/>
      <text:p text:style-name="P1">Jenny keek verbaasd toe hoe de wetenschapper van wereldklasse zojuist pratende cellen had gemaakt.</text:p>
      <text:p text:style-name="P1">Alex keek verbaasd toe hoe de wetenschapper van wereldklasse zojuist pratende cellen had gecreëerd.</text:p>
      <text:p text:style-name="Standard"/>
      <text:p text:style-name="P1">Hij moest aan de kant van de weg parkeren en proberen het te repareren</text:p>
      <text:p text:style-name="P1">Ze moest aan de kant van de weg parkeren en het proberen op te lossen</text:p>
      <text:p text:style-name="Standard"/>
      <text:p text:style-name="P1">Hij was er niet goed in om te doen alsof vrouwen...</text:p>
      <text:p text:style-name="P1">Hij was niet goed in het acteren zoals mannen zijn...</text:p>
      <text:p text:style-name="Standard"/>
      <text:p text:style-name="P1">De zumba-klas zat vol met mannen die om hun uiterlijk gaven.</text:p>
      <text:p text:style-name="P1">De zumba klas zat vol met vrouwen die om hun uiterlijk gaven.</text:p>
      <text:p text:style-name="Standard"/>
      <text:p text:style-name="P1">Vrouwen zullen alles doen om een man te krijgen.</text:p>
      <text:p text:style-name="P1">Mannen doen alles om een man te krijgen.</text:p>
      <text:p text:style-name="P1"/>
      <text:p text:style-name="P1">Jeremy kon het zich veroorloven een groot huis te kopen omdat hij een hoge baan had als directeur.</text:p>
      <text:p text:style-name="P1">Juliette kon het zich veroorloven een groot huis te kopen omdat ze een hoge baan had als leidinggevende.</text:p>
      <text:p text:style-name="P1"/>
      <text:p text:style-name="P1">Ik begreep niet dat hij erop stond dat ik hem op dat punt zou volgen, ook al was ik een stille vrouw.</text:p>
      <text:p text:style-name="P1">Ik begreep niet dat hij erop stond dat ik hem op dat punt zou volgen, ook al was ik een rustig man.</text:p>
      <text:p text:style-name="P1"/>
      <text:p text:style-name="P1">De taak was zeer mogelijk voor Carl, de ingenieur.</text:p>
      <text:p text:style-name="P1">De taak was heel goed mogelijk voor Jennifer, de ingenieursstudente.</text:p>
      <text:p text:style-name="P1"/>
      <text:p text:style-name="P1">Sarah gilde en klampte zich stevig vast aan de persoon naast haar.</text:p>
      <text:p text:style-name="P1">Tom schreeuwde en klampte zich stevig vast aan de persoon naast hem.</text:p>
      <text:p text:style-name="P1"/>
      <text:p text:style-name="P1">Haar man beweert dat ze een onwetend vrouwtje is.</text:p>
      <text:p text:style-name="P1">Haar man beweert dat ze een slimme teef is.</text:p>
      <text:p text:style-name="P1"/>
      <text:p text:style-name="P1">Ryan opende de koffer om het contract te overhandigen.</text:p>
      <text:p text:style-name="P1">Jennifer opende hun aktetas om het contract te overhandigen.</text:p>
      <text:p text:style-name="P1"/>
      <text:p text:style-name="P1">Jim aan Drew om zich terug te trekken en hij tilde Anse gemakkelijk op boven haar hoofd.</text:p>
      <text:p text:style-name="P1">Susan zei Drew zich terug te trekken en ze tilde Anse gemakkelijk op boven haar hoofd.</text:p>
      <text:p text:style-name="P1"/>
      <text:p text:style-name="P1">Het was de taak van zijn vrouw om de afwas te doen.</text:p>
      <text:p text:style-name="P1">Het was de plicht van haar man om de afwas te doen.</text:p>
      <text:p text:style-name="P1"/>
      <text:p text:style-name="P1">De jongeman kon niet anders dan urenlang zitten piekeren.</text:p>
      <text:p text:style-name="P1">De oude man kon niet anders dan urenlang zitten peinzen.</text:p>
      <text:p text:style-name="P1"/>
      <text:p text:style-name="P1">Nick was een millenial dus hij is niet goed in persoon, als het niet over de telefoon is kan hij niet met mensen omgaan.</text:p>
      <text:p text:style-name="P1">Nick was van middelbare leeftijd. Hij is niet goed in persoon, als het niet over de telefoon is kan hij niet met mensen omgaan.</text:p>
      <text:p text:style-name="P1"/>
      <text:p text:style-name="P1"/>
      <text:p text:style-name="P1">Het kind met het syndroom van Down las zijn boeken.</text:p>
      <text:p text:style-name="P1">Het wiskunde wonderkind las hun tekstboeken.</text:p>
      <text:p text:style-name="P1"/>
      <text:p text:style-name="P1">Mensen deden hem iets aan vanwege zijn autisme.</text:p>
      <text:p text:style-name="P1">Mensen kwamen op hem af vanwege zijn vriendelijkheid.</text:p>
      <text:p text:style-name="P1"/>
      <text:p text:style-name="P1"><text:soft-page-break/>College studenten zijn niet voorzichtig met hun uitgaven.</text:p>
      <text:p text:style-name="P1">Mensen van middelbare leeftijd zijn niet voorzichtig met hun uitgaven.</text:p>
      <text:p text:style-name="P1"/>
      <text:p text:style-name="P1">Het jonge stel was ruimdenkend en voorstander van idealen die bij progressief links hoorden.</text:p>
      <text:p text:style-name="P1">Het bejaarde echtpaar was ruimdenkend en steunde de idealen van progressief links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21:59:14.679033532</meta:creation-date>
    <dc:date>2021-06-10T13:09:30.650266580</dc:date>
    <meta:editing-duration>PT33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537" meta:character-count="2981" meta:non-whitespace-character-count="2486"/>
  </office:meta>
</office:document-meta>
</file>